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587765" calcext:value-type="float">
            <text:p>-9.59E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122992" calcext:value-type="float">
            <text:p>-1.12E+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.289179" calcext:value-type="float">
            <text:p>-1.29E+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938845" calcext:value-type="float">
            <text:p>-1.94E+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170598" calcext:value-type="float">
            <text:p>-2.17E+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.44982" calcext:value-type="float">
            <text:p>-2.45E+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.282231" calcext:value-type="float">
            <text:p>-2.28E+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434583" calcext:value-type="float">
            <text:p>-2.43E+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.933935" calcext:value-type="float">
            <text:p>-2.93E+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.825582" calcext:value-type="float">
            <text:p>-2.83E+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3.121078" calcext:value-type="float">
            <text:p>-3.12E+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.593915" calcext:value-type="float">
            <text:p>-3.59E+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.756267" calcext:value-type="float">
            <text:p>-3.76E+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.861929" calcext:value-type="float">
            <text:p>-3.86E+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4.054619" calcext:value-type="float">
            <text:p>-4.05E+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.404081" calcext:value-type="float">
            <text:p>-4.40E+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.355024" calcext:value-type="float">
            <text:p>-4.36E+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.939942" calcext:value-type="float">
            <text:p>-4.94E+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.977352" calcext:value-type="float">
            <text:p>-4.98E+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5.144852" calcext:value-type="float">
            <text:p>-5.14E+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5.28679" calcext:value-type="float">
            <text:p>-5.29E+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5.786474" calcext:value-type="float">
            <text:p>-5.79E+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5.694876" calcext:value-type="float">
            <text:p>-5.69E+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6.004725" calcext:value-type="float">
            <text:p>-6.00E+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6.130089" calcext:value-type="float">
            <text:p>-6.13E+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6.441882" calcext:value-type="float">
            <text:p>-6.44E+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6.540902" calcext:value-type="float">
            <text:p>-6.54E+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6.647535" calcext:value-type="float">
            <text:p>-6.65E+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6.824768" calcext:value-type="float">
            <text:p>-6.82E+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7.378411" calcext:value-type="float">
            <text:p>-7.38E+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7.703191" calcext:value-type="float">
            <text:p>-7.70E+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7.56302" calcext:value-type="float">
            <text:p>-7.56E+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7.615527" calcext:value-type="float">
            <text:p>-7.62E+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8.020491" calcext:value-type="float">
            <text:p>-8.02E+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8.021748" calcext:value-type="float">
            <text:p>-8.02E+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8.238834" calcext:value-type="float">
            <text:p>-8.24E+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8.464232" calcext:value-type="float">
            <text:p>-8.46E+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8.586207" calcext:value-type="float">
            <text:p>-8.59E+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8.91039" calcext:value-type="float">
            <text:p>-8.91E+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8.893173" calcext:value-type="float">
            <text:p>-8.89E+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9.294388" calcext:value-type="float">
            <text:p>-9.29E+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9.383585" calcext:value-type="float">
            <text:p>-9.38E+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9.727871" calcext:value-type="float">
            <text:p>-9.73E+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9.655639" calcext:value-type="float">
            <text:p>-9.66E+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9.873072" calcext:value-type="float">
            <text:p>-9.87E+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0.00503" calcext:value-type="float">
            <text:p>-1.00E+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0.09845" calcext:value-type="float">
            <text:p>-1.01E+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0.56501" calcext:value-type="float">
            <text:p>-1.06E+0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0.67948" calcext:value-type="float">
            <text:p>-1.07E+0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0.71356" calcext:value-type="float">
            <text:p>-1.07E+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0.83083" calcext:value-type="float">
            <text:p>-1.08E+0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.2613" calcext:value-type="float">
            <text:p>-1.13E+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1.29343" calcext:value-type="float">
            <text:p>-1.13E+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.33527" calcext:value-type="float">
            <text:p>-1.13E+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1.59526" calcext:value-type="float">
            <text:p>-1.16E+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.79071" calcext:value-type="float">
            <text:p>-1.18E+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11.81329" calcext:value-type="float">
            <text:p>-1.18E+0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.96101" calcext:value-type="float">
            <text:p>-1.20E+0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2.29785" calcext:value-type="float">
            <text:p>-1.23E+0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12.3656" calcext:value-type="float">
            <text:p>-1.24E+0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2.35436" calcext:value-type="float">
            <text:p>-1.24E+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2.37413" calcext:value-type="float">
            <text:p>-1.24E+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2.7131" calcext:value-type="float">
            <text:p>-1.27E+0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2.99213" calcext:value-type="float">
            <text:p>-1.30E+0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3.08112" calcext:value-type="float">
            <text:p>-1.31E+0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3.12141" calcext:value-type="float">
            <text:p>-1.31E+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3.30544" calcext:value-type="float">
            <text:p>-1.33E+0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3.41986" calcext:value-type="float">
            <text:p>-1.34E+0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3.78641" calcext:value-type="float">
            <text:p>-1.38E+0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3.86717" calcext:value-type="float">
            <text:p>-1.39E+0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4.05693" calcext:value-type="float">
            <text:p>-1.41E+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4.03481" calcext:value-type="float">
            <text:p>-1.40E+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14.35605" calcext:value-type="float">
            <text:p>-1.44E+0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4.28982" calcext:value-type="float">
            <text:p>-1.43E+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4.61754" calcext:value-type="float">
            <text:p>-1.46E+0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4.50226" calcext:value-type="float">
            <text:p>-1.45E+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4.43049" calcext:value-type="float">
            <text:p>-1.44E+0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14.85902" calcext:value-type="float">
            <text:p>-1.49E+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4.96829" calcext:value-type="float">
            <text:p>-1.50E+0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15.05442" calcext:value-type="float">
            <text:p>-1.51E+0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5.13172" calcext:value-type="float">
            <text:p>-1.51E+0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15.29078" calcext:value-type="float">
            <text:p>-1.53E+0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5.40181" calcext:value-type="float">
            <text:p>-1.54E+0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15.75817" calcext:value-type="float">
            <text:p>-1.58E+0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5.54796" calcext:value-type="float">
            <text:p>-1.55E+0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5.9868" calcext:value-type="float">
            <text:p>-1.60E+0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16.03652" calcext:value-type="float">
            <text:p>-1.60E+0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6.19578" calcext:value-type="float">
            <text:p>-1.62E+0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16.40016" calcext:value-type="float">
            <text:p>-1.64E+0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6.30793" calcext:value-type="float">
            <text:p>-1.63E+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6.53054" calcext:value-type="float">
            <text:p>-1.65E+0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6.54808" calcext:value-type="float">
            <text:p>-1.65E+0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16.55339" calcext:value-type="float">
            <text:p>-1.66E+0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6.77829" calcext:value-type="float">
            <text:p>-1.68E+0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6.92353" calcext:value-type="float">
            <text:p>-1.69E+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16.95937" calcext:value-type="float">
            <text:p>-1.70E+0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7.27512" calcext:value-type="float">
            <text:p>-1.73E+0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17.21377" calcext:value-type="float">
            <text:p>-1.72E+0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7.36937" calcext:value-type="float">
            <text:p>-1.74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35:58.218890193</meta:creation-date>
    <dc:date>2017-05-30T17:36:30.670226733</dc:date>
    <meta:editing-duration>PT32S</meta:editing-duration>
    <meta:editing-cycles>2</meta:editing-cycles>
    <meta:generator>LibreOffice/5.3.1.2$Linux_X86_64 LibreOffice_project/30m0$Build-2</meta:generator>
    <meta:document-statistic meta:table-count="1" meta:cell-count="198" meta:object-count="0"/>
  </office:meta>
</office:document-meta>
</file>